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8.82mm" fo:margin-left="-1.91mm" fo:margin-top="0mm" fo:margin-bottom="0mm" table:align="left" style:writing-mode="lr-tb"/>
    </style:style>
    <style:style style:name="Table1.A" style:family="table-column">
      <style:table-column-properties style:column-width="28.98mm"/>
    </style:style>
    <style:style style:name="Table1.B" style:family="table-column">
      <style:table-column-properties style:column-width="31.01mm"/>
    </style:style>
    <style:style style:name="Table1.F" style:family="table-column">
      <style:table-column-properties style:column-width="25.79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Table1.3" style:family="table-row">
      <style:table-row-properties style:row-height="7.11mm" fo:keep-together="always"/>
    </style:style>
    <style:style style:name="Table2" style:family="table">
      <style:table-properties style:width="170.02mm" fo:margin-left="0mm" fo:margin-top="0mm" fo:margin-bottom="0mm" table:align="left" style:writing-mode="lr-tb"/>
    </style:style>
    <style:style style:name="Table2.A" style:family="table-column">
      <style:table-column-properties style:column-width="140mm"/>
    </style:style>
    <style:style style:name="Table2.B" style:family="table-column">
      <style:table-column-properties style:column-width="30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P1" style:family="paragraph" style:parent-style-name="Ноcf0мальный">
      <style:paragraph-properties fo:margin-left="0mm" fo:margin-right="0mm" fo:margin-top="10mm" fo:margin-bottom="0mm" loext:contextual-spacing="false" fo:line-height="120%" fo:text-indent="0mm" style:auto-text-indent="false" style:writing-mode="lr-tb">
        <style:tab-stops>
          <style:tab-stop style:position="175.01mm" style:type="right"/>
        </style:tab-stops>
      </style:paragraph-properties>
      <style:text-properties officeooo:paragraph-rsid="0008dcd9"/>
    </style:style>
    <style:style style:name="P2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/>
    </style:style>
    <style:style style:name="P3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4" style:family="paragraph" style:parent-style-name="Ноcf0мальный">
      <style:paragraph-properties fo:margin-left="0mm" fo:margin-right="0mm" fo:margin-top="4.23mm" fo:margin-bottom="0mm" loext:contextual-spacing="false" fo:line-height="120%" fo:text-align="center" style:justify-single-word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5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27.52mm"/>
          <style:tab-stop style:position="120.02mm"/>
          <style:tab-stop style:position="150.02mm"/>
        </style:tab-stops>
      </style:paragraph-properties>
    </style:style>
    <style:style style:name="P6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27.52mm"/>
          <style:tab-stop style:position="120.02mm"/>
          <style:tab-stop style:position="150.02mm"/>
        </style:tab-stops>
      </style:paragraph-properties>
      <style:text-properties officeooo:paragraph-rsid="000992dd"/>
    </style:style>
    <style:style style:name="P7" style:family="paragraph" style:parent-style-name="Standard">
      <style:paragraph-properties fo:margin-left="0mm" fo:margin-right="-0.02mm" fo:line-height="150%" fo:text-align="center" style:justify-single-word="false" fo:text-indent="0mm" style:auto-text-indent="false" style:writing-mode="lr-tb"/>
    </style:style>
    <style:style style:name="P8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</style:style>
    <style:style style:name="P9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4pt" fo:font-weight="bold" style:font-size-asian="14pt" style:font-weight-asian="bold" style:font-size-complex="12pt"/>
    </style:style>
    <style:style style:name="P10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officeooo:rsid="0008dcd9" style:font-size-complex="12pt"/>
    </style:style>
    <style:style style:name="P12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officeooo:rsid="0008dcd9" officeooo:paragraph-rsid="0008dcd9" style:font-size-complex="12pt"/>
    </style:style>
    <style:style style:name="P13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175.03mm" style:type="right"/>
        </style:tab-stops>
      </style:paragraph-properties>
    </style:style>
    <style:style style:name="P14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175.03mm" style:type="right"/>
        </style:tab-stops>
      </style:paragraph-properties>
      <style:text-properties officeooo:paragraph-rsid="0008dcd9"/>
    </style:style>
    <style:style style:name="P15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</style:style>
    <style:style style:name="P16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62.51mm"/>
          <style:tab-stop style:position="72.51mm"/>
        </style:tab-stops>
      </style:paragraph-properties>
    </style:style>
    <style:style style:name="P17" style:family="paragraph" style:parent-style-name="Standard">
      <style:paragraph-properties fo:margin-left="0mm" fo:margin-right="-0.02mm" fo:line-height="120%" fo:text-align="justify" style:justify-single-word="false" fo:text-indent="0mm" style:auto-text-indent="false" style:writing-mode="lr-tb">
        <style:tab-stops>
          <style:tab-stop style:position="42.51mm"/>
        </style:tab-stops>
      </style:paragraph-properties>
    </style:style>
    <style:style style:name="P18" style:family="paragraph" style:parent-style-name="Standard">
      <style:paragraph-properties fo:margin-left="0mm" fo:margin-right="-0.02mm" fo:margin-top="2.12mm" fo:margin-bottom="0mm" loext:contextual-spacing="false" fo:line-height="120%" fo:text-indent="0mm" style:auto-text-indent="false" style:writing-mode="lr-tb">
        <style:tab-stops>
          <style:tab-stop style:position="60.01mm"/>
          <style:tab-stop style:position="175.03m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mm" fo:margin-right="-0.02mm" fo:line-height="150%" fo:text-align="center" style:justify-single-word="false" fo:text-indent="0mm" style:auto-text-indent="false" style:page-number="auto" style:writing-mode="lr-tb"/>
    </style:style>
    <style:style style:name="P20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37.53mm" style:type="center"/>
          <style:tab-stop style:position="175.01mm" style:type="right"/>
        </style:tab-stops>
      </style:paragraph-properties>
    </style:style>
    <style:style style:name="P21" style:family="paragraph" style:parent-style-name="Standard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style:font-size-asian="12pt" style:font-size-complex="12pt"/>
    </style:style>
    <style:style style:name="P23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fo:font-style="italic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fo:font-style="italic" officeooo:rsid="0008dcd9" officeooo:paragraph-rsid="0008dcd9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mm" fo:margin-right="0mm" fo:text-align="justify" style:justify-single-word="false" fo:text-indent="0mm" style:auto-text-indent="false" style:writing-mode="lr-tb">
        <style:tab-stops/>
      </style:paragraph-properties>
      <style:text-properties style:font-name="Times New Roman" fo:font-size="12pt" fo:letter-spacing="0.35mm" fo:font-style="italic" officeooo:rsid="0008dcd9" officeooo:paragraph-rsid="0008dcd9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margin-left="0mm" fo:margin-right="0mm" fo:text-align="justify" style:justify-single-word="false" fo:text-indent="0mm" style:auto-text-indent="false" style:writing-mode="lr-tb">
        <style:tab-stops/>
      </style:paragraph-properties>
      <style:text-properties fo:font-style="italic" fo:background-color="transparent" style:font-style-asian="italic" style:font-style-complex="italic"/>
    </style:style>
    <style:style style:name="P27" style:family="paragraph" style:parent-style-name="Standard">
      <style:paragraph-properties fo:margin-left="0mm" fo:margin-right="0mm" fo:line-height="120%" fo:text-align="justify" style:justify-single-word="false" fo:text-indent="0mm" style:auto-text-indent="false" style:writing-mode="lr-tb"/>
      <style:text-properties fo:font-style="italic" fo:background-color="transparent" style:font-style-asian="italic" style:font-style-complex="italic"/>
    </style:style>
    <style:style style:name="P28" style:family="paragraph" style:parent-style-name="Standard">
      <style:paragraph-properties fo:margin-left="0mm" fo:margin-right="0mm" fo:margin-top="4.23mm" fo:margin-bottom="0mm" loext:contextual-spacing="false" fo:line-height="120%" fo:text-align="justify" style:justify-single-word="false" fo:text-indent="0mm" style:auto-text-indent="false" fo:break-before="page" style:writing-mode="lr-tb">
        <style:tab-stops>
          <style:tab-stop style:position="42.51mm"/>
        </style:tab-stops>
      </style:paragraph-properties>
    </style:style>
    <style:style style:name="P29" style:family="paragraph" style:parent-style-name="Standard">
      <style:paragraph-properties fo:margin-left="0mm" fo:margin-right="0mm" fo:margin-top="4.23mm" fo:margin-bottom="0mm" loext:contextual-spacing="false" fo:line-height="120%" fo:text-align="justify" style:justify-single-word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30" style:family="paragraph" style:parent-style-name="Standard" style:list-style-name="">
      <style:paragraph-properties fo:margin-left="0mm" fo:margin-right="-2.52mm" fo:line-height="120%" fo:text-align="center" style:justify-single-word="false" fo:text-indent="0mm" style:auto-text-indent="false" style:writing-mode="lr-tb">
        <style:tab-stops/>
      </style:paragraph-properties>
    </style:style>
    <style:style style:name="P31" style:family="paragraph" style:parent-style-name="Standard">
      <style:paragraph-properties fo:margin-left="0mm" fo:margin-right="0mm" fo:line-height="120%" fo:text-align="justify" style:justify-single-word="false" fo:text-indent="10mm" style:auto-text-indent="false" style:writing-mode="lr-tb"/>
    </style:style>
    <style:style style:name="P32" style:family="paragraph" style:parent-style-name="Standard" style:list-style-name="WWNum3">
      <style:paragraph-properties fo:margin-left="15.01mm" fo:margin-right="0mm" fo:margin-top="4.23mm" fo:margin-bottom="0mm" loext:contextual-spacing="false" fo:line-height="120%" fo:text-align="justify" style:justify-single-word="false" fo:text-indent="-5.2mm" style:auto-text-indent="false" style:writing-mode="lr-tb"/>
      <style:text-properties fo:background-color="transparent"/>
    </style:style>
    <style:style style:name="P33" style:family="paragraph" style:parent-style-name="Standard" style:list-style-name="WWNum4">
      <style:paragraph-properties fo:margin-left="15.01mm" fo:margin-right="0mm" fo:margin-top="4.23mm" fo:margin-bottom="0mm" loext:contextual-spacing="false" fo:line-height="120%" fo:text-align="justify" style:justify-single-word="false" fo:text-indent="-5.01mm" style:auto-text-indent="false" style:writing-mode="lr-tb"/>
      <style:text-properties fo:background-color="transparent"/>
    </style:style>
    <style:style style:name="P34" style:family="paragraph" style:parent-style-name="Standard" style:list-style-name="WWNum6">
      <style:paragraph-properties fo:margin-left="15.01mm" fo:margin-right="0mm" fo:margin-top="4.23mm" fo:margin-bottom="0mm" loext:contextual-spacing="false" fo:line-height="120%" fo:text-align="justify" style:justify-single-word="false" fo:text-indent="-5.01mm" style:auto-text-indent="false" style:writing-mode="lr-tb"/>
      <style:text-properties fo:background-color="transparent"/>
    </style:style>
    <style:style style:name="T1" style:family="text">
      <style:text-properties style:font-name="Times New Roman" fo:font-size="13pt" fo:font-weight="bold" style:font-size-asian="13pt" style:font-weight-asian="bold" style:font-size-complex="13pt"/>
    </style:style>
    <style:style style:name="T2" style:family="text">
      <style:text-properties style:font-name="Times New Roman" fo:font-size="12pt" fo:font-weight="bold" style:font-size-asian="12pt" style:font-weight-asian="bold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weight-complex="bold"/>
    </style:style>
    <style:style style:name="T6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 fo:background-color="#ffff00"/>
    </style:style>
    <style:style style:name="T8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style:font-size-asian="12pt" style:font-style-asian="italic" style:font-weight-asian="bold" style:font-size-complex="12pt" fo:background-color="#ffff00"/>
    </style:style>
    <style:style style:name="T9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officeooo:rsid="000992dd" style:font-size-asian="12pt" style:font-style-asian="italic" style:font-weight-asian="bold" style:font-size-complex="12pt" fo:background-color="#ffff00"/>
    </style:style>
    <style:style style:name="T10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officeooo:rsid="00261f8f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fo:background-color="#ffff00"/>
    </style:style>
    <style:style style:name="T11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officeooo:rsid="00261f8f" loext:char-shading-value="0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fo:background-color="#ffff00"/>
    </style:style>
    <style:style style:name="T12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officeooo:rsid="00261f8f" fo:background-color="transparent" loext:char-shading-value="0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/>
    </style:style>
    <style:style style:name="T13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a8054" fo:background-color="transparent" loext:char-shading-value="0" style:font-name-asian="Times New Roman" style:font-size-asian="12pt" style:language-asian="ru" style:country-asian="RU" style:font-style-asian="italic" style:font-name-complex="Times New Roman" style:font-size-complex="10pt" style:font-style-complex="italic"/>
    </style:style>
    <style:style style:name="T14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61f8f" fo:background-color="transparent" loext:char-shading-value="0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15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0992dd" loext:char-shading-value="0" style:font-size-asian="12pt" style:font-style-asian="italic" style:font-weight-asian="normal" style:font-size-complex="12pt" style:font-weight-complex="normal" fo:background-color="#ffff00"/>
    </style:style>
    <style:style style:name="T16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0992dd" fo:background-color="transparent" loext:char-shading-value="0" style:font-size-asian="12pt" style:font-style-asian="italic" style:font-weight-asian="normal" style:font-size-complex="12pt" style:font-weight-complex="normal"/>
    </style:style>
    <style:style style:name="T17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0992dd" style:font-size-asian="12pt" style:font-style-asian="italic" style:font-weight-asian="normal" style:font-size-complex="12pt" style:font-weight-complex="normal" fo:background-color="#ffff00"/>
    </style:style>
    <style:style style:name="T18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 fo:background-color="#ffff00"/>
    </style:style>
    <style:style style:name="T20" style:family="text">
      <style:text-properties style:font-name="Times New Roman" fo:font-size="12pt" fo:language="ru" fo:country="RU" style:font-size-asian="12pt" style:font-size-complex="12pt"/>
    </style:style>
    <style:style style:name="T21" style:family="text">
      <style:text-properties style:font-name="Times New Roman" fo:font-size="12pt" fo:language="ru" fo:country="RU" officeooo:rsid="000992dd" style:font-size-asian="12pt" style:font-size-complex="12pt" fo:background-color="#ffff00"/>
    </style:style>
    <style:style style:name="T22" style:family="text">
      <style:text-properties style:font-name="Times New Roman" fo:font-size="12pt" fo:language="ru" fo:country="RU" officeooo:rsid="000992dd" loext:char-shading-value="0" style:font-size-asian="12pt" style:font-size-complex="12pt" fo:background-color="#ffff00"/>
    </style:style>
    <style:style style:name="T23" style:family="text">
      <style:text-properties style:font-name="Times New Roman" fo:font-size="12pt" fo:language="ru" fo:country="RU" officeooo:rsid="000992dd" fo:background-color="transparent" loext:char-shading-value="0" style:font-size-asian="12pt" style:font-size-complex="12pt"/>
    </style:style>
    <style:style style:name="T24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25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 fo:background-color="#ffff00"/>
    </style:style>
    <style:style style:name="T26" style:family="text">
      <style:text-properties style:font-name="Times New Roman" fo:font-size="12pt" fo:font-style="italic" style:text-underline-style="solid" style:text-underline-width="auto" style:text-underline-color="font-color" officeooo:rsid="0008dcd9" style:font-size-asian="12pt" style:font-style-asian="italic" style:font-size-complex="12pt" fo:background-color="#ffff00"/>
    </style:style>
    <style:style style:name="T27" style:family="text">
      <style:text-properties style:font-name="Times New Roman" fo:font-size="12pt" fo:font-style="italic" style:text-underline-style="solid" style:text-underline-width="auto" style:text-underline-color="font-color" officeooo:rsid="000a837b" style:font-size-asian="12pt" style:font-style-asian="italic" style:font-size-complex="12pt"/>
    </style:style>
    <style:style style:name="T2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a301a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abf89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30" style:family="text"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08dcd9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0a837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Times New Roman" fo:font-size="12pt" fo:font-style="italic" style:text-underline-style="solid" style:text-underline-width="auto" style:text-underline-color="font-color" officeooo:rsid="0008dcd9" loext:char-shading-value="0" style:font-size-asian="12pt" style:font-style-asian="italic" style:font-size-complex="12pt" fo:background-color="#ffff00"/>
    </style:style>
    <style:style style:name="T34" style:family="text">
      <style:text-properties style:font-name="Times New Roman" fo:font-size="12pt" fo:font-style="italic" style:text-underline-style="solid" style:text-underline-width="auto" style:text-underline-color="font-color" officeooo:rsid="0008dcd9" fo:background-color="transparent" loext:char-shading-value="0" style:font-size-asian="12pt" style:font-style-asian="italic" style:font-size-complex="12pt"/>
    </style:style>
    <style:style style:name="T35" style:family="text">
      <style:text-properties style:font-name="Times New Roman" fo:font-size="12pt" fo:font-style="italic" style:text-underline-style="solid" style:text-underline-width="auto" style:text-underline-color="font-color" loext:char-shading-value="0" style:font-size-asian="12pt" style:font-style-asian="italic" style:font-size-complex="12pt" fo:background-color="#ffff00"/>
    </style:style>
    <style:style style:name="T36" style:family="text">
      <style:text-properties style:font-name="Times New Roman" fo:font-size="12pt" fo:font-style="italic" style:text-underline-style="solid" style:text-underline-width="auto" style:text-underline-color="font-color" fo:background-color="transparent" loext:char-shading-value="0" style:font-size-asian="12pt" style:font-style-asian="italic" style:font-size-complex="12pt"/>
    </style:style>
    <style:style style:name="T37" style:family="text">
      <style:text-properties style:font-name="Times New Roman" fo:font-size="12pt" fo:font-style="italic" style:text-underline-style="solid" style:text-underline-width="auto" style:text-underline-color="font-color" officeooo:rsid="000a837b" fo:background-color="transparent" loext:char-shading-value="0" style:font-size-asian="12pt" style:font-style-asian="italic" style:font-size-complex="12pt"/>
    </style:style>
    <style:style style:name="T38" style:family="text">
      <style:text-properties style:font-name="Times New Roman" fo:font-size="12pt" fo:font-style="italic" style:font-size-asian="12pt" style:font-style-asian="italic" style:font-size-complex="12pt"/>
    </style:style>
    <style:style style:name="T39" style:family="text">
      <style:text-properties style:font-name="Times New Roman" fo:font-size="12pt" fo:font-style="italic" style:font-size-asian="12pt" style:font-style-asian="italic" style:font-size-complex="12pt" fo:background-color="#ffff00"/>
    </style:style>
    <style:style style:name="T40" style:family="text">
      <style:text-properties style:font-name="Times New Roman" fo:font-size="12pt" fo:font-style="italic" fo:font-weight="normal" officeooo:rsid="0008dcd9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Times New Roman" fo:font-size="12pt" fo:font-style="italic" fo:font-weight="normal" officeooo:rsid="000a837b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Times New Roman" fo:font-size="12pt" style:text-underline-style="solid" style:text-underline-width="auto" style:text-underline-color="font-color" style:font-size-asian="12pt" style:font-size-complex="12pt" style:language-complex="ar" style:country-complex="SA" style:font-style-complex="italic"/>
    </style:style>
    <style:style style:name="T43" style:family="text">
      <style:text-properties style:font-name="Times New Roman" fo:font-size="12pt" style:text-underline-style="solid" style:text-underline-width="auto" style:text-underline-color="font-color" style:font-size-asian="12pt" style:font-size-complex="12pt" fo:background-color="#ffff00"/>
    </style:style>
    <style:style style:name="T44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solid" style:text-underline-width="auto" style:text-underline-color="font-color" fo:font-weight="bold" officeooo:rsid="001a301a" style:font-name-asian="Times New Roman" style:font-size-asian="12pt" style:language-asian="ru" style:country-asian="RU" style:font-weight-asian="bold" style:font-name-complex="Times New Roman" style:font-size-complex="12pt"/>
    </style:style>
    <style:style style:name="T46" style:family="text">
      <style:text-properties style:font-name="Times New Roman" fo:font-size="12pt" style:text-underline-style="solid" style:text-underline-width="auto" style:text-underline-color="font-color" loext:char-shading-value="0" style:font-size-asian="12pt" style:font-size-complex="12pt" fo:background-color="#ffff00"/>
    </style:style>
    <style:style style:name="T47" style:family="text">
      <style:text-properties style:font-name="Times New Roman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48" style:family="text">
      <style:text-properties style:font-name="Times New Roman" fo:font-size="12pt" style:font-size-asian="12pt" style:font-size-complex="12pt"/>
    </style:style>
    <style:style style:name="T49" style:family="text">
      <style:text-properties style:font-name="Times New Roman" fo:font-size="12pt" style:font-size-asian="12pt" style:font-size-complex="12pt" fo:background-color="#ffff00"/>
    </style:style>
    <style:style style:name="T50" style:family="text">
      <style:text-properties style:font-name="Times New Roman" fo:font-size="12pt" fo:language="en" fo:country="US" style:font-size-asian="12pt" style:font-size-complex="12pt"/>
    </style:style>
    <style:style style:name="T51" style:family="text">
      <style:text-properties style:font-name="Times New Roman" fo:font-size="12pt" fo:language="en" fo:country="US" fo:font-style="italic" style:font-size-asian="12pt" style:font-style-asian="italic" style:font-size-complex="12pt"/>
    </style:style>
    <style:style style:name="T52" style:family="text">
      <style:text-properties style:font-name="Times New Roman" fo:font-size="12pt" fo:language="en" fo:country="US" fo:font-style="italic" style:font-size-asian="12pt" style:font-style-asian="italic" style:font-size-complex="12pt" fo:background-color="#ffff00"/>
    </style:style>
    <style:style style:name="T53" style:family="text">
      <style:text-properties style:font-name="Times New Roman" fo:font-size="12pt" fo:letter-spacing="0.35mm" style:font-size-asian="12pt" style:font-size-complex="12pt"/>
    </style:style>
    <style:style style:name="T54" style:family="text">
      <style:text-properties style:font-name="Times New Roman" fo:font-weight="bold" style:font-weight-asian="bold"/>
    </style:style>
    <style:style style:name="T55" style:family="text">
      <style:text-properties style:font-name="Times New Roman" fo:font-weight="bold" style:font-weight-asian="bold" style:font-weight-complex="bold"/>
    </style:style>
    <style:style style:name="T56" style:family="text">
      <style:text-properties style:font-name="Times New Roman" style:font-size-complex="12pt"/>
    </style:style>
    <style:style style:name="T57" style:family="text">
      <style:text-properties style:font-name="Times New Roman" fo:font-size="9pt" fo:font-weight="bold" style:font-size-asian="9pt" style:font-weight-asian="bold" style:font-size-complex="9pt"/>
    </style:style>
    <style:style style:name="T58" style:family="text">
      <style:text-properties fo:text-transform="uppercase" style:font-name="Times New Roman" fo:font-size="8pt" fo:font-weight="bold" style:font-size-asian="8pt" style:font-weight-asian="bold" style:font-size-complex="8pt"/>
    </style:style>
    <style:style style:name="T59" style:family="text">
      <style:text-properties fo:text-transform="uppercase" style:font-name="Times New Roman" fo:font-size="20pt" fo:letter-spacing="0.71mm" fo:font-weight="bold" style:font-size-asian="20pt" style:font-weight-asian="bold" style:font-size-complex="20pt"/>
    </style:style>
    <style:style style:name="T60" style:family="text">
      <style:text-properties fo:language="ru" fo:country="RU"/>
    </style:style>
    <style:style style:name="T61" style:family="text">
      <style:text-properties officeooo:rsid="0008dcd9"/>
    </style:style>
    <style:style style:name="T62" style:family="text">
      <style:text-properties officeooo:rsid="000a83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Министерство науки и высшего образования Российской Федерации</text:span></text:p>
      <text:p text:style-name="P7"><text:span text:style-name="T58">федеральное государственное автономное образовательное учреждение высшего образования </text:span></text:p>
      <text:p text:style-name="P8"><text:span text:style-name="T1">“САНКТ-ПЕТЕРБУРГСКИЙ НАЦИОНАЛЬНЫЙ ИССЛЕДОВАТЕЛЬСКИЙ </text:span></text:p>
      <text:p text:style-name="P8"><text:span text:style-name="T1">УНИВЕРСИТЕТ ИНФОРМАЦИОННЫХ ТЕХНОЛОГИЙ, </text:span></text:p>
      <text:p text:style-name="P8"><text:span text:style-name="T1">МЕХАНИКИ И ОПТИКИ”</text:span></text:p>
      <text:p text:style-name="P9"/>
      <text:p text:style-name="P8"><text:span text:style-name="T59">АнНотация</text:span></text:p>
      <text:p text:style-name="P10"/>
      <text:p text:style-name="P8"><text:span text:style-name="T2">ВЫПУСКНОЙ КВАЛИФИКАЦИОННОЙ РАБОТЫ</text:span></text:p>
      <text:p text:style-name="P1"><text:span text:style-name="T4">Студента</text:span><text:span text:style-name="T3"> </text:span><text:span text:style-name="T13">Самарин Артур Олегович</text:span><text:span text:style-name="T18"><text:tab/></text:span></text:p>
      <text:p text:style-name="P20"><text:span text:style-name="T3">Наименование темы ВКР:  </text:span><text:span text:style-name="T30">Разработка автоматизированного метода настройки<text:tab/> <text:s text:c="5"/>вариационных алгоритмов для квантового компьютера</text:span><text:span text:style-name="FillIn"><text:span text:style-name="T42"><text:tab/><text:tab/></text:span></text:span><text:line-break/><text:span text:style-name="FillIn"><text:span text:style-name="T42"><text:tab/><text:tab/></text:span></text:span><text:line-break/><text:span text:style-name="FillIn"><text:span text:style-name="T42"><text:tab/><text:tab/></text:span></text:span></text:p>
      <text:p text:style-name="P3"><text:span text:style-name="T4">Наименование организации, где выполнена ВКР</text:span><text:span text:style-name="T20"> </text:span><text:span text:style-name="T6">Университет ИТМО</text:span><text:span text:style-name="T18"><text:tab/></text:span></text:p>
      <text:p text:style-name="P4"><text:span text:style-name="T4">ХАРАКТЕРИСТИКА</text:span><text:span text:style-name="T5"> ВЫПУСКНОЙ КВАЛИФИКАЦИОННОЙ РАБОТЫ</text:span></text:p>
      <text:p text:style-name="P14"><text:span text:style-name="T48">1</text:span><text:span text:style-name="T3"> </text:span><text:span text:style-name="T48">Цель</text:span><text:span text:style-name="T3"> </text:span><text:span text:style-name="T48">исследования</text:span><text:span text:style-name="T3">  </text:span><text:span text:style-name="T28">разработ</text:span><text:span text:style-name="T29">ать</text:span><text:span text:style-name="T28"> автоматизированн</text:span><text:span text:style-name="T29">ый</text:span><text:span text:style-name="T28"> метод настройки квантовой <text:s text:c="8"/><text:tab/> схемы в <text:s text:c="2"/>алгоритме VQE с использованием эволюционного </text:span><text:span text:style-name="T29">подхода</text:span><text:span text:style-name="T45"> <text:s text:c="4"/></text:span><text:span text:style-name="T24"><text:tab/></text:span></text:p>
      <text:p text:style-name="P13"><text:span text:style-name="T48">2</text:span><text:span text:style-name="T3"> </text:span><text:span text:style-name="T48">Задачи,</text:span><text:span text:style-name="T3"> </text:span><text:span text:style-name="T48">решаемые</text:span><text:span text:style-name="T3"> </text:span><text:span text:style-name="T48">в</text:span><text:span text:style-name="T3"> </text:span><text:span text:style-name="T48">ВКР</text:span><text:span text:style-name="T3">  </text:span><text:span text:style-name="T44"><text:s/></text:span><text:span text:style-name="T30">разработать различные варианты метода, оценить и сравнить их<text:tab/> эффективность, выбрать из них наилучший</text:span><text:span text:style-name="T24"><text:tab/></text:span></text:p>
      <text:p text:style-name="P13"><text:span text:style-name="T48">3</text:span><text:span text:style-name="T3"> </text:span><text:span text:style-name="T48">Число</text:span><text:span text:style-name="T3"> </text:span><text:span text:style-name="T48">источников,</text:span><text:span text:style-name="T3"> </text:span><text:span text:style-name="T48">использованных</text:span><text:span text:style-name="T3"> </text:span><text:span text:style-name="T48">при</text:span><text:span text:style-name="T3"> </text:span><text:span text:style-name="T48">составлении</text:span><text:span text:style-name="T3"> </text:span><text:span text:style-name="T48">обзора</text:span><text:span text:style-name="T3">  </text:span><text:span text:style-name="T31">12</text:span><text:span text:style-name="T24"><text:tab/></text:span></text:p>
      <text:p text:style-name="P13"><text:span text:style-name="T48">4</text:span><text:span text:style-name="T3"> </text:span><text:span text:style-name="T48">Полное</text:span><text:span text:style-name="T3"> </text:span><text:span text:style-name="T48">число источников,</text:span><text:span text:style-name="T3"> </text:span><text:span text:style-name="T48">использованных</text:span><text:span text:style-name="T3"> </text:span><text:span text:style-name="T48">в</text:span><text:span text:style-name="T3"> </text:span><text:span text:style-name="T48">работе</text:span><text:span text:style-name="T3">  </text:span><text:span text:style-name="T31">1</text:span><text:span text:style-name="T32">5</text:span><text:span text:style-name="T24"><text:tab/></text:span></text:p>
      <text:p text:style-name="P13"><text:span text:style-name="T48">5</text:span><text:span text:style-name="T3"> </text:span><text:span text:style-name="T48">В</text:span><text:span text:style-name="T3"> </text:span><text:span text:style-name="T48">том</text:span><text:span text:style-name="T3"> </text:span><text:span text:style-name="T48">числе</text:span><text:span text:style-name="T3"> </text:span><text:span text:style-name="T48">источников</text:span><text:span text:style-name="T3"> </text:span><text:span text:style-name="T48">по</text:span><text:span text:style-name="T3"> </text:span><text:span text:style-name="T48">годам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3" office:value-type="string">
            <text:p text:style-name="P15"><text:span text:style-name="T55">Отечественных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5"><text:span text:style-name="T55">Иностранных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text:span text:style-name="T56">Последние 5 лет</text:span></text:p>
          </table:table-cell>
          <table:table-cell table:style-name="Table1.A1" office:value-type="string">
            <text:p text:style-name="P15"><text:span text:style-name="T56">От </text:span></text:p>
            <text:p text:style-name="P15"><text:span text:style-name="T56">5 до 10 лет</text:span></text:p>
          </table:table-cell>
          <table:table-cell table:style-name="Table1.A1" office:value-type="string">
            <text:p text:style-name="P15"><text:span text:style-name="T56">Более </text:span></text:p>
            <text:p text:style-name="P15"><text:span text:style-name="T56">10 лет</text:span></text:p>
          </table:table-cell>
          <table:table-cell table:style-name="Table1.A1" office:value-type="string">
            <text:p text:style-name="P15"><text:span text:style-name="T56">Последние </text:span></text:p>
            <text:p text:style-name="P15"><text:span text:style-name="T56">5 лет</text:span></text:p>
          </table:table-cell>
          <table:table-cell table:style-name="Table1.A1" office:value-type="string">
            <text:p text:style-name="P15"><text:span text:style-name="T56">От </text:span></text:p>
            <text:p text:style-name="P15"><text:span text:style-name="T56"><text:s/>5 до 10 лет</text:span></text:p>
          </table:table-cell>
          <table:table-cell table:style-name="Table1.A1" office:value-type="string">
            <text:p text:style-name="P15"><text:span text:style-name="T56">Более </text:span></text:p>
            <text:p text:style-name="P15"><text:span text:style-name="T56">10 лет</text:span></text:p>
          </table:table-cell>
        </table:table-row>
        <table:table-row table:style-name="Table1.3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1">1<text:span text:style-name="T62">3</text:span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</table:table-row>
      </table:table>
      <text:p text:style-name="P18"><text:span text:style-name="T48">6</text:span><text:span text:style-name="T3"> </text:span><text:span text:style-name="T48">Использование</text:span><text:span text:style-name="T3"> </text:span><text:span text:style-name="T48">информационных</text:span><text:span text:style-name="T3"> </text:span><text:span text:style-name="T48">ресурсов</text:span><text:span text:style-name="T3"> </text:span><text:span text:style-name="T50">Internet</text:span><text:span text:style-name="T3"> </text:span><text:span text:style-name="T24">да, </text:span><text:span text:style-name="T27">5</text:span><text:span text:style-name="T34"> ссыл</text:span><text:span text:style-name="T37">ок</text:span><text:span text:style-name="T24"><text:tab/></text:span></text:p>
      <text:p text:style-name="P16"><text:span text:style-name="T48">7 Использование современных пакетов компьютерных программ и технологий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54">Пакеты компьютерных программ и технологий</text:span></text:p>
          </table:table-cell>
          <table:table-cell table:style-name="Table2.A1" office:value-type="string">
            <text:h text:style-name="P30" text:outline-level="1"><text:bookmark-start text:name="_Toc500337624"/><text:bookmark-start text:name="_Toc500326583"/><text:span text:style-name="T57">Параграф работы</text:span><text:bookmark-end text:name="_Toc500337624"/><text:bookmark-end text:name="_Toc500326583"/></text:h>
          </table:table-cell>
        </table:table-row>
        <table:table-row table:style-name="Table2.1">
          <table:table-cell table:style-name="Table2.A1" office:value-type="string">
            <text:p text:style-name="P26"><text:span text:style-name="T48">Язык программирования Python 3</text:span></text:p>
          </table:table-cell>
          <table:table-cell table:style-name="Table2.A1" office:value-type="string">
            <text:p text:style-name="P25">2.3</text:p>
          </table:table-cell>
        </table:table-row>
        <table:table-row table:style-name="Table2.1">
          <table:table-cell table:style-name="Table2.A1" office:value-type="string">
            <text:p text:style-name="P23">Язык программирования <text:span text:style-name="T61">C++</text:span></text:p>
          </table:table-cell>
          <table:table-cell table:style-name="Table2.A1" office:value-type="string">
            <text:p text:style-name="P24">2.3</text:p>
          </table:table-cell>
        </table:table-row>
        <table:table-row table:style-name="Table2.1">
          <table:table-cell table:style-name="Table2.A1" office:value-type="string">
            <text:p text:style-name="P23">Библиотека QuEST</text:p>
          </table:table-cell>
          <table:table-cell table:style-name="Table2.A1" office:value-type="string">
            <text:p text:style-name="P24">2.3</text:p>
          </table:table-cell>
        </table:table-row>
        <table:table-row table:style-name="Table2.1">
          <table:table-cell table:style-name="Table2.A1" office:value-type="string">
            <text:p text:style-name="P23">Библиотека Qiskit</text:p>
          </table:table-cell>
          <table:table-cell table:style-name="Table2.A1" office:value-type="string">
            <text:p text:style-name="P24">2.3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</table:table>
      <text:p text:style-name="P17"><text:span text:style-name="T53">8</text:span><text:span text:style-name="T3"> </text:span><text:span text:style-name="T48">Краткая</text:span><text:span text:style-name="T3"> </text:span><text:span text:style-name="T48">характеристика</text:span><text:span text:style-name="T3"> </text:span><text:span text:style-name="T48">полученных</text:span><text:span text:style-name="T3"> </text:span><text:span text:style-name="T48">результатов</text:span></text:p>
      <text:p text:style-name="P27"><text:span text:style-name="T48">Разработаны несколько вариантов метода, отличающихся используемым в эволюционном алгоритме оператором мутации. <text:s text:c="50"/><text:tab/><text:tab/><text:tab/> <text:s text:c="17"/></text:span></text:p>
      <text:p text:style-name="P27"><text:span text:style-name="T48">Проведено сравнение их эффективности, выбран наилучший вариант.<text:tab/><text:tab/><text:tab/> <text:s text:c="5"/></text:span></text:p>
      <text:p text:style-name="P27"><text:span text:style-name="T48">Проведено сравнение наилучшего варианта с существующими подходами. Предложенный метод даёт лучшие результаты по простоте используемой квантовой схемы, что важно так как <text:s/>при увеличении сложности схемы падает точность вычислений. <text:s text:c="5"/></text:span></text:p>
      <text:p text:style-name="P28"><text:span text:style-name="T48">9 Полученные гранты, при выполнении работы</text:span></text:p>
      <text:list xml:id="list2595206343" text:style-name="WWNum3">
        <text:list-item>
          <text:p text:style-name="P32"><text:span text:style-name="T51">-</text:span></text:p>
        </text:list-item>
        <text:list-item>
          <text:p text:style-name="P32"><text:span text:style-name="T51">-</text:span></text:p>
        </text:list-item>
      </text:list>
      <text:p text:style-name="P29"><text:span text:style-name="T48">10 Наличие публикаций и выступлений на конференциях по теме выпускной работы</text:span><text:span text:style-name="T3"> </text:span><text:span text:style-name="T36">да/нет</text:span><text:span text:style-name="T47"><text:tab/></text:span></text:p>
      <text:p text:style-name="P29"><text:span text:style-name="T38">Публикации</text:span><text:span text:style-name="T51">:</text:span></text:p>
      <text:list xml:id="list3797482758" text:style-name="WWNum4">
        <text:list-item>
          <text:p text:style-name="P33"><text:span text:style-name="T51">-</text:span></text:p>
        </text:list-item>
        <text:list-item>
          <text:p text:style-name="P33"><text:span text:style-name="T51">-</text:span></text:p>
        </text:list-item>
      </text:list>
      <text:p text:style-name="P29"><text:span text:style-name="T38">Конференции</text:span></text:p>
      <text:list xml:id="list3583162950" text:style-name="WWNum6">
        <text:list-item>
          <text:p text:style-name="P34"><text:span text:style-name="T51">-</text:span></text:p>
        </text:list-item>
        <text:list-item>
          <text:p text:style-name="P34"><text:span text:style-name="T51">-</text:span></text:p>
        </text:list-item>
      </text:list>
      <text:p text:style-name="P5"><text:span text:style-name="T20">Студент</text:span><text:span text:style-name="T4"><text:tab/></text:span><text:span text:style-name="T16">Самарин А. О.</text:span><text:span text:style-name="T6"><text:tab/></text:span><text:span text:style-name="T18"><text:tab/></text:span></text:p>
      <text:p text:style-name="P6"><text:span text:style-name="T20">Руководитель</text:span><text:span text:style-name="T4"><text:tab/></text:span><text:span text:style-name="T14">Чивилихин Д.С.</text:span><text:span text:style-name="T18"><text:tab/><text:tab/></text:span></text:p>
      <text:p text:style-name="P2"><text:span text:style-name="T48">“______” __________________ </text:span><text:span text:style-name="T20">20</text:span><text:span text:style-name="T23">19</text:span><text:span text:style-name="T48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illIn" style:family="text">
      <style:text-properties fo:language="ru" fo:country="RU" fo:font-style="italic" style:language-asian="en" style:country-asian="US" style:font-style-asian="italic"/>
    </style:style>
    <style:style style:name="Заголовок_20_Знак" style:display-name="Заголовок Знак" style:family="text" style:parent-style-name="Default_20_Paragraph_20_Fon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4.99mm" fo:margin-left="4.99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15.01mm" fo:margin-left="20mm" fo:margin-right="15.01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институт</dc:title>
    <meta:initial-creator>Черненко Елена Ефимовна</meta:initial-creator>
    <meta:creation-date>2018-05-15T21:34:00</meta:creation-date>
    <dc:date>2019-06-10T23:17:15.560417479</dc:date>
    <meta:print-date>1997-11-25T12:14:00</meta:print-date>
    <meta:editing-cycles>11</meta:editing-cycles>
    <meta:editing-duration>PT16M51S</meta:editing-duration>
    <meta:generator>LibreOffice/6.2.3.2$Linux_X86_64 LibreOffice_project/20$Build-2</meta:generator>
    <meta:document-statistic meta:table-count="2" meta:image-count="0" meta:object-count="0" meta:page-count="2" meta:paragraph-count="64" meta:word-count="273" meta:character-count="2199" meta:non-whitespace-character-count="1849"/>
    <meta:user-defined meta:name="Company">IFMO</meta:user-defined>
    <meta:user-defined meta:name="Operator">Жевтяк Нина Вадимовна</meta:user-defined>
  </office:meta>
</office:document-meta>
</file>